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osición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RD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Verde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U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Verd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Verd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DL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aran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Verde</text:p>
          </table:table-cell>
          <table:table-cell office:value-type="string" calcext:value-type="string">
            <text:p>Naranj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LU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aranj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marillo</text:p>
          </table:table-cell>
          <table:table-cell/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marillo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lanco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Amarillo</text:p>
          </table:table-cell>
          <table:table-cell/>
          <table:table-cell office:value-type="string" calcext:value-type="string">
            <text:p>Naranj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Naranj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Naranj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DB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/>
          <table:table-cell office:value-type="string" calcext:value-type="string">
            <text:p>Azul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BU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D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zu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zu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DL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aranj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Azul</text:p>
          </table:table-cell>
          <table:table-cell office:value-type="string" calcext:value-type="string">
            <text:p>Naranj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BLU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aran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0:38:51.7132232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1T17:53:15.119020679</meta:creation-date>
    <dc:date>2025-03-12T10:39:45.789387253</dc:date>
    <meta:editing-duration>PT2M52S</meta:editing-duration>
    <meta:editing-cycles>2</meta:editing-cycles>
    <meta:generator>LibreOffice/6.4.7.2$Linux_X86_64 LibreOffice_project/40$Build-2</meta:generator>
    <meta:document-statistic meta:table-count="1" meta:cell-count="197" meta:object-count="0"/>
  </office:meta>
</office:document-meta>
</file>